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688f"/>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08ccf"/>
    </style:style>
    <style:style style:name="gr5" style:family="graphic" style:parent-style-name="standard">
      <style:graphic-properties draw:stroke="none" svg:stroke-width="0.001cm" draw:fill-color="#009add"/>
    </style:style>
    <style:style style:name="gr6" style:family="graphic" style:parent-style-name="standard">
      <style:graphic-properties draw:stroke="none" svg:stroke-width="0.001cm" draw:fill-color="#104c5c"/>
    </style:style>
  </office:automatic-styles>
  <office:body>
    <office:drawing>
      <draw:page draw:name="page1" draw:style-name="dp1" draw:master-page-name="Default">
        <draw:g>
          <draw:glue-point draw:id="4" svg:x="-2.754cm" svg:y="-5cm"/>
          <draw:glue-point draw:id="5" svg:x="4.986cm" svg:y="-5cm"/>
          <draw:glue-point draw:id="6" svg:x="1.118cm" svg:y="-5cm"/>
          <draw:glue-point draw:id="7" svg:x="-4.246cm" svg:y="5cm"/>
          <draw:glue-point draw:id="8" svg:x="1.981cm" svg:y="5cm"/>
          <draw:glue-point draw:id="9" svg:x="-1.132cm" svg:y="5cm"/>
          <draw:glue-point draw:id="10" svg:x="-3.22cm" svg:y="5cm"/>
          <draw:glue-point draw:id="11" svg:x="0.893cm" svg:y="5cm"/>
          <draw:glue-point draw:id="12" svg:x="-5cm" svg:y="-3.963cm"/>
          <draw:glue-point draw:id="13" svg:x="-5cm" svg:y="0.383cm"/>
          <draw:glue-point draw:id="14" svg:x="-5cm" svg:y="-3.291cm"/>
          <draw:glue-point draw:id="15" svg:x="5cm" svg:y="3.252cm"/>
          <draw:glue-point draw:id="16" svg:x="5cm" svg:y="-0.872cm"/>
          <draw:glue-point draw:id="17" svg:x="-0.567cm" svg:y="0.424cm"/>
          <draw:polygon draw:style-name="gr1" draw:layer="layout" svg:width="0.234cm" svg:height="1.901cm" svg:x="0.735cm" svg:y="0.01cm" svg:viewBox="0 0 235 1902" draw:points="233,0 1,216 0,1902 235,1635">
            <text:p/>
          </draw:polygon>
          <draw:polygon draw:style-name="gr2" draw:layer="layout" svg:width="0.247cm" svg:height="0.232cm" svg:x="0.727cm" svg:y="0.003cm" svg:viewBox="0 0 248 233" draw:points="0,223 15,230 248,13 235,0 3,217 0,223 3,217 2,217 1,218 1,219 0,220 0,221 0,222 0,223 0,223 0,224 0,225 0,226 1,227 1,228 1,228 1,229 2,229 3,230 3,231 4,231 5,231 6,232 7,232 7,232 8,233 9,233 10,232 11,232 12,232 12,232 14,231 14,231 15,230">
            <text:p/>
          </draw:polygon>
          <draw:polygon draw:style-name="gr2" draw:layer="layout" svg:width="0.02cm" svg:height="1.694cm" svg:x="0.726cm" svg:y="0.226cm" svg:viewBox="0 0 21 1695" draw:points="16,1691 19,1686 21,0 1,0 0,1686 16,1691 0,1686 0,1687 0,1687 0,1689 0,1690 1,1690 1,1691 2,1692 2,1692 3,1693 4,1693 5,1693 5,1694 7,1694 7,1694 8,1695 9,1695 10,1695 11,1694 12,1694 13,1694 13,1693 14,1693 15,1693 16,1692 16,1692 17,1691 18,1690 18,1690 18,1689 18,1687 19,1687 19,1686">
            <text:p/>
          </draw:polygon>
          <draw:polygon draw:style-name="gr2" draw:layer="layout" svg:width="0.25cm" svg:height="0.281cm" svg:x="0.728cm" svg:y="1.635cm" svg:viewBox="0 0 251 282" draw:points="250,9 235,3 0,270 13,282 248,15 250,9 248,15 249,14 249,13 250,12 250,11 250,10 251,9 251,9 250,8 250,7 250,6 250,5 249,5 249,4 248,3 248,3 247,2 247,2 246,1 245,1 244,0 243,0 243,0 242,0 241,0 240,0 240,0 238,0 238,1 237,1 236,1 235,2 235,3">
            <text:p/>
          </draw:polygon>
          <draw:polygon draw:style-name="gr2" draw:layer="layout" svg:width="0.019cm" svg:height="1.644cm" svg:x="0.959cm" svg:y="0.001cm" svg:viewBox="0 0 20 1645" draw:points="2,2 0,9 1,1645 20,1645 18,9 2,2 18,9 18,7 18,6 18,5 18,5 17,4 17,3 16,2 15,2 15,1 14,1 13,0 12,0 11,0 11,0 10,0 9,0 8,0 7,0 6,0 5,0 4,0 4,1 3,1 2,2 2,2 1,3 1,4 0,5 0,5 0,6 0,7 0,9">
            <text:p/>
          </draw:polygon>
          <draw:polygon draw:style-name="gr3" draw:layer="layout" svg:width="0.958cm" svg:height="0.262cm" svg:x="0.009cm" svg:y="0.009cm" svg:viewBox="0 0 959 263" draw:points="216,0 959,0 727,218 724,219 713,222 706,224 697,227 686,230 674,233 660,236 645,239 629,242 610,246 591,248 570,252 548,254 525,257 500,259 474,260 447,262 419,262 390,263 359,262 327,261 295,259 261,256 227,252 191,247 154,242 117,235 79,227 40,218 0,208">
            <text:p/>
          </draw:polygon>
          <draw:polygon draw:style-name="gr2" draw:layer="layout" svg:width="0.751cm" svg:height="0.019cm" svg:x="0.226cm" svg:y="0cm" svg:viewBox="0 0 752 20" draw:points="749,17 742,0 0,0 0,19 742,20 749,17 742,20 744,19 745,19 746,19 747,18 747,18 748,18 749,17 749,16 750,16 750,15 751,14 751,13 751,12 751,11 752,11 752,10 752,9 751,8 751,7 751,6 751,5 750,5 750,4 749,3 749,2 748,2 747,2 747,1 746,1 745,0 744,0 742,0">
            <text:p/>
          </draw:polygon>
          <draw:polygon draw:style-name="gr2" draw:layer="layout" svg:width="0.247cm" svg:height="0.232cm" svg:x="0.727cm" svg:y="0.003cm" svg:viewBox="0 0 248 233" draw:points="12,232 15,230 248,13 235,0 3,217 12,232 3,217 2,217 1,218 1,219 0,220 0,221 0,222 0,223 0,223 0,224 0,225 0,226 1,227 1,228 1,228 1,229 2,229 3,230 3,231 4,231 5,231 6,232 7,232 7,232 8,233 9,233 10,232 11,232 12,232 12,232 14,231 14,231 15,230">
            <text:p/>
          </draw:polygon>
          <draw:polygon draw:style-name="gr2" draw:layer="layout" svg:width="0.739cm" svg:height="0.072cm" svg:x="0cm" svg:y="0.207cm" svg:viewBox="0 0 740 73" draw:points="2,2 6,17 16,20 26,23 36,25 46,28 57,30 66,32 76,35 86,37 105,41 124,45 143,48 162,52 181,55 199,57 217,60 235,62 252,64 270,66 287,67 303,69 320,70 336,71 353,71 368,72 384,72 399,73 414,73 428,73 443,72 457,71 470,71 484,70 497,70 510,69 523,68 535,67 547,65 558,64 570,63 581,61 591,60 602,59 611,57 621,55 630,54 639,52 648,50 656,49 671,46 685,42 698,39 708,36 717,34 725,32 736,28 740,27 733,10 730,11 720,14 713,16 704,19 693,22 681,25 668,28 653,31 645,32 636,34 627,36 618,37 609,39 599,41 589,42 578,44 568,45 557,46 545,47 533,49 521,50 509,51 496,52 483,52 470,53 456,54 442,54 428,54 414,55 399,55 384,54 369,54 353,53 337,53 321,52 305,51 288,49 271,48 254,46 237,44 219,42 201,39 183,37 165,34 147,31 128,27 109,23 90,19 80,17 70,15 61,12 51,10 41,8 31,5 21,2 11,0 15,15 11,0 10,0 9,0 8,0 7,0 6,0 5,0 4,0 4,1 3,1 2,2 2,2 1,3 1,4 1,5 0,6 0,6 0,7 0,8 0,9 0,10 0,11 0,11 0,12 0,13 1,14 1,14 2,15 3,15 3,16 4,17 5,17 6,17">
            <text:p/>
          </draw:polygon>
          <draw:polygon draw:style-name="gr2" draw:layer="layout" svg:width="0.232cm" svg:height="0.223cm" svg:x="0.003cm" svg:y="0cm" svg:viewBox="0 0 233 224" draw:points="224,0 217,2 0,210 12,224 230,15 224,0 230,15 230,14 231,14 231,13 232,12 232,11 233,10 233,9 233,8 233,8 232,7 232,6 232,5 231,4 231,4 230,3 230,2 229,2 229,1 228,1 227,1 227,0 226,0 225,0 224,0 223,0 222,0 222,0 220,0 220,1 219,1 218,2 217,2">
            <text:p/>
          </draw:polygon>
          <draw:polygon draw:style-name="gr2" draw:layer="layout" svg:width="0.015cm" svg:height="0.018cm" svg:x="0.22cm" svg:y="0cm" svg:viewBox="0 0 16 19" draw:points="6,19 6,9 6,19 13,16 13,15 14,14 14,13 15,13 15,12 16,11 16,10 16,9 16,8 15,7 15,6 15,5 14,5 14,4 13,3 13,3 12,2 12,1 11,1 10,1 9,0 8,0 7,0 7,0 6,0 5,0 4,0 3,0 2,1 1,1 0,2 0,2">
            <text:p/>
          </draw:polygon>
          <draw:polygon draw:style-name="gr2" draw:layer="layout" svg:width="0.242cm" svg:height="0.234cm" svg:x="0.731cm" svg:y="0.137cm" svg:viewBox="0 0 243 235" draw:points="230,0 0,221 12,235 243,12">
            <text:p/>
          </draw:polygon>
          <draw:polygon draw:style-name="gr4" draw:layer="layout" svg:width="0.718cm" svg:height="1.626cm" svg:x="0.018cm" svg:y="0.365cm" svg:viewBox="0 0 719 1627" draw:points="61,1617 157,1627 559,1627 657,1616 711,1574 717,1551 719,0 1,0 0,1572">
            <text:p/>
          </draw:polygon>
          <draw:polygon draw:style-name="gr2" draw:layer="layout" svg:width="0.106cm" svg:height="0.027cm" svg:x="0.078cm" svg:y="1.973cm" svg:viewBox="0 0 107 28" draw:points="97,28 98,9 1,0 0,18 96,27 97,28 96,27 98,28 99,27 99,27 100,27 101,27 102,26 103,26 104,25 104,25 105,24 105,23 105,22 106,22 106,21 106,20 106,19 107,18 106,17 106,17 106,16 106,15 105,14 105,14 105,13 104,12 104,12 103,11 102,10 101,10 100,10 99,9 98,9">
            <text:p/>
          </draw:polygon>
          <draw:polygon draw:style-name="gr2" draw:layer="layout" svg:width="0.41cm" svg:height="0.018cm" svg:x="0.175cm" svg:y="1.982cm" svg:viewBox="0 0 411 19" draw:points="402,18 402,0 0,0 0,19 402,19 402,18 402,19 402,19 404,18 405,18 405,18 406,17 407,17 407,16 408,16 409,15 409,14 409,13 410,13 410,11 410,11 411,10 411,9 411,8 410,7 410,6 410,5 409,5 409,4 409,3 408,2 407,2 407,1 406,1 405,0 405,0 404,0 402,0 402,0">
            <text:p/>
          </draw:polygon>
          <draw:polygon draw:style-name="gr2" draw:layer="layout" svg:width="0.108cm" svg:height="0.028cm" svg:x="0.575cm" svg:y="1.972cm" svg:viewBox="0 0 109 29" draw:points="105,16 98,0 0,10 1,29 100,18 105,16 100,18 101,17 102,17 103,17 104,17 105,16 106,15 106,15 107,14 107,13 107,13 108,12 108,11 109,10 109,9 109,8 109,8 108,7 108,6 107,5 107,4 107,3 107,3 106,2 106,2 105,1 104,0 103,0 102,0 102,0 100,0 100,0 98,0">
            <text:p/>
          </draw:polygon>
          <draw:polygon draw:style-name="gr2" draw:layer="layout" svg:width="0.069cm" svg:height="0.058cm" svg:x="0.669cm" svg:y="1.929cm" svg:viewBox="0 0 70 59" draw:points="69,11 55,2 0,44 11,59 66,16 69,11 66,16 67,15 67,15 68,14 68,13 69,12 69,11 69,11 70,10 70,9 70,8 69,7 69,6 68,6 68,5 68,4 67,3 67,3 66,2 66,2 65,1 64,1 63,0 62,0 62,0 61,0 60,0 59,0 58,0 57,0 56,1 55,1 55,2">
            <text:p/>
          </draw:polygon>
          <draw:polygon draw:style-name="gr2" draw:layer="layout" svg:width="0.023cm" svg:height="0.034cm" svg:x="0.72cm" svg:y="1.907cm" svg:viewBox="0 0 24 35" draw:points="24,9 5,7 0,30 18,35 23,11 24,9 23,11 24,10 24,9 24,8 24,7 23,6 23,5 22,4 22,4 22,3 21,2 20,2 19,1 19,1 18,1 17,0 16,0 15,0 15,0 13,0 13,0 12,0 11,0 10,0 9,1 8,1 8,2 7,3 7,3 6,4 6,5 5,6 5,7">
            <text:p/>
          </draw:polygon>
          <draw:polygon draw:style-name="gr2" draw:layer="layout" svg:width="0.02cm" svg:height="1.56cm" svg:x="0.725cm" svg:y="0.356cm" svg:viewBox="0 0 21 1561" draw:points="11,0 1,8 0,1561 19,1561 21,8 11,0 21,8 20,7 20,6 20,5 20,4 19,4 19,3 18,2 17,2 17,1 16,1 15,0 14,0 14,0 13,0 12,0 11,0 10,0 9,0 8,0 8,0 7,0 6,1 5,1 4,2 4,2 3,3 3,4 2,4 2,5 2,6 1,7 1,8">
            <text:p/>
          </draw:polygon>
          <draw:polygon draw:style-name="gr2" draw:layer="layout" svg:width="0.725cm" svg:height="0.018cm" svg:x="0.01cm" svg:y="0.356cm" svg:viewBox="0 0 726 19" draw:points="0,9 8,19 726,19 726,0 8,0 0,9 8,0 7,0 6,0 5,0 4,0 4,1 3,1 2,2 1,2 1,3 1,4 0,5 0,5 0,6 0,7 0,8 0,9 0,10 0,11 0,11 0,12 0,13 1,14 1,15 1,15 2,16 3,17 4,17 4,18 5,18 6,18 7,19 8,19">
            <text:p/>
          </draw:polygon>
          <draw:polygon draw:style-name="gr2" draw:layer="layout" svg:width="0.019cm" svg:height="1.581cm" svg:x="0.009cm" svg:y="0.365cm" svg:viewBox="0 0 20 1582" draw:points="3,1580 18,1572 20,0 1,0 0,1572 3,1580 0,1572 0,1573 0,1574 0,1576 0,1576 1,1577 1,1578 2,1579 3,1579 3,1580 4,1580 5,1580 6,1581 6,1581 7,1581 8,1582 9,1582 10,1582 11,1581 12,1581 13,1581 13,1580 14,1580 15,1580 16,1579 16,1579 16,1578 17,1577 18,1576 18,1576 18,1574 18,1573 18,1572">
            <text:p/>
          </draw:polygon>
          <draw:polygon draw:style-name="gr2" draw:layer="layout" svg:width="0.076cm" svg:height="0.061cm" svg:x="0.012cm" svg:y="1.93cm" svg:viewBox="0 0 77 62" draw:points="66,61 72,45 10,0 0,14 62,60 66,61 62,60 63,60 64,61 65,61 65,61 66,62 67,62 68,62 69,61 70,61 71,61 71,60 72,60 73,60 74,59 74,58 75,58 75,57 75,56 76,55 76,55 76,54 77,53 77,52 77,51 76,50 76,50 76,49 75,48 75,47 74,46 74,46 72,45">
            <text:p/>
          </draw:polygon>
          <draw:polygon draw:style-name="gr5" draw:layer="layout" svg:width="0.727cm" svg:height="0.186cm" svg:x="0.009cm" svg:y="0.216cm" svg:viewBox="0 0 728 187" draw:points="0,0 34,9 68,18 102,25 136,32 169,37 202,42 235,45 267,48 299,50 330,51 361,51 390,51 419,51 447,50 474,48 500,46 525,44 549,41 572,38 593,35 613,33 632,29 649,27 665,23 679,21 691,18 702,16 711,14 724,10 728,9 728,142 724,143 711,146 703,149 692,151 681,154 667,157 652,160 635,163 616,166 597,169 576,172 553,175 530,178 505,181 479,182 453,184 425,185 396,186 366,187 336,186 304,185 273,183 240,181 207,177 173,173 139,167 105,161 70,153 35,144 0,135">
            <text:p/>
          </draw:polygon>
          <draw:polygon draw:style-name="gr2" draw:layer="layout" svg:width="0.739cm" svg:height="0.069cm" svg:x="0.007cm" svg:y="0.208cm" svg:viewBox="0 0 740 70" draw:points="740,18 728,9 724,10 712,13 703,15 692,18 680,21 666,24 650,26 633,29 624,31 615,33 605,34 595,35 584,37 573,38 562,40 551,41 539,43 527,44 514,45 502,46 489,47 476,48 463,49 449,49 435,50 421,51 407,51 392,51 378,51 363,51 348,51 332,51 317,50 301,50 286,49 270,48 254,47 238,45 222,43 205,42 189,39 173,37 156,35 140,32 122,29 106,25 97,24 89,22 81,20 72,18 64,16 55,14 47,12 38,9 30,7 21,4 13,2 4,0 0,17 8,19 17,22 25,24 34,27 43,29 51,31 60,33 68,35 77,38 85,39 94,41 102,43 119,47 136,49 153,52 170,55 187,57 203,60 220,62 236,63 253,65 269,66 285,67 300,68 316,68 332,69 347,69 363,70 378,70 392,70 407,69 422,69 436,68 450,68 464,67 477,66 491,65 503,64 516,63 528,62 541,61 553,59 564,58 576,56 586,55 597,53 607,52 617,50 627,49 636,47 653,44 669,41 684,38 696,36 707,33 716,31 729,28 733,27 721,18 733,27 734,26 735,26 736,25 737,25 737,24 737,24 738,23 739,22 739,21 739,21 739,20 740,19 740,18 740,17 739,16 739,16 739,15 739,14 738,13 737,12 737,12 737,11 736,11 735,10 735,10 734,10 733,9 732,9 731,9 730,9 729,9 728,9">
            <text:p/>
          </draw:polygon>
          <draw:polygon draw:style-name="gr2" draw:layer="layout" svg:width="0.018cm" svg:height="0.141cm" svg:x="0.727cm" svg:y="0.226cm" svg:viewBox="0 0 19 142" draw:points="12,141 19,133 19,0 0,0 0,133 12,141 0,133 0,134 0,135 0,135 1,137 1,137 1,138 2,139 3,139 3,140 4,140 5,141 6,141 7,141 7,141 8,142 9,142 10,142 11,141 12,141 12,141 13,141 14,140 15,140 16,139 16,139 16,138 17,137 18,137 18,135 18,135 18,134 19,133">
            <text:p/>
          </draw:polygon>
          <draw:polygon draw:style-name="gr2" draw:layer="layout" svg:width="0.739cm" svg:height="0.07cm" svg:x="0cm" svg:y="0.342cm" svg:viewBox="0 0 740 71" draw:points="0,9 6,18 15,20 24,23 32,25 41,28 51,30 59,32 68,34 77,37 86,39 94,40 103,42 112,44 129,47 147,51 164,54 181,56 198,59 215,61 232,63 248,64 265,66 281,67 297,68 313,69 329,69 345,70 360,70 375,71 390,71 405,70 420,70 434,69 448,69 462,68 476,67 489,67 502,66 515,64 528,63 540,62 552,60 564,59 575,57 586,56 597,55 607,53 617,51 627,50 637,48 646,47 663,43 678,40 692,37 704,34 714,32 723,30 735,26 740,25 734,8 730,9 719,12 710,14 700,17 688,19 674,22 659,25 642,28 633,30 624,32 614,34 605,35 594,37 584,38 573,40 562,41 550,43 538,44 526,45 513,46 501,47 488,48 475,49 461,50 448,51 433,51 419,52 405,52 390,52 375,52 360,52 345,52 330,51 314,51 298,50 282,49 266,48 250,46 233,44 217,43 200,40 184,38 167,36 150,33 133,30 116,26 107,25 98,23 90,21 81,19 72,17 64,15 55,12 46,10 37,8 29,5 20,3 11,0 17,9 11,0 10,0 9,0 8,0 7,0 6,0 5,0 4,1 4,1 3,1 3,2 2,2 1,3 1,4 0,5 0,5 0,6 0,7 0,8 0,9 0,10 0,11 0,11 0,12 0,13 1,14 1,14 2,15 2,16 3,16 4,17 5,17 6,18">
            <text:p/>
          </draw:polygon>
          <draw:polygon draw:style-name="gr2" draw:layer="layout" svg:width="0.018cm" svg:height="0.144cm" svg:x="0cm" svg:y="0.207cm" svg:viewBox="0 0 19 145" draw:points="12,0 0,9 0,144 18,145 19,9 12,0 19,9 18,8 18,7 18,6 18,5 17,4 17,3 16,2 16,2 15,1 14,1 14,0 13,0 12,0 11,0 10,0 9,0 8,0 7,0 7,0 6,0 5,0 4,1 4,1 3,2 2,2 2,3 1,4 1,4 0,6 0,6 0,7 0,9">
            <text:p/>
          </draw:polygon>
          <draw:polygon draw:style-name="gr2" draw:layer="layout" svg:width="0.719cm" svg:height="0.018cm" svg:x="0.018cm" svg:y="0.852cm" svg:viewBox="0 0 720 19" draw:points="0,9 9,19 720,19 720,0 9,0 0,9 9,0 0,0">
            <text:p/>
          </draw:polygon>
          <draw:polygon draw:style-name="gr2" draw:layer="layout" svg:width="0.018cm" svg:height="0.021cm" svg:x="0.018cm" svg:y="0.861cm" svg:viewBox="0 0 19 22" draw:points="19,22 19,0 0,0 0,22">
            <text:p/>
          </draw:polygon>
          <draw:polygon draw:style-name="gr2" draw:layer="layout" svg:width="0.709cm" svg:height="0.018cm" svg:x="0.022cm" svg:y="0.599cm" svg:viewBox="0 0 710 19" draw:points="710,0 0,0 0,19 710,19">
            <text:p/>
          </draw:polygon>
          <draw:polygon draw:style-name="gr2" draw:layer="layout" svg:width="0.709cm" svg:height="0.018cm" svg:x="0.022cm" svg:y="0.725cm" svg:viewBox="0 0 710 19" draw:points="710,0 0,0 0,19 710,19">
            <text:p/>
          </draw:polygon>
          <draw:polygon draw:style-name="gr2" draw:layer="layout" svg:width="0.066cm" svg:height="0.058cm" svg:x="0.015cm" svg:y="0.931cm" svg:viewBox="0 0 67 59" draw:points="60,59 67,42 11,0 0,14 55,57 60,59 55,57 57,58">
            <text:p/>
          </draw:polygon>
          <draw:polygon draw:style-name="gr2" draw:layer="layout" svg:width="0.1cm" svg:height="0.028cm" svg:x="0.075cm" svg:y="0.971cm" svg:viewBox="0 0 101 29" draw:points="101,10 2,0 0,18 98,29">
            <text:p/>
          </draw:polygon>
          <draw:polygon draw:style-name="gr6" draw:layer="layout" svg:width="0.636cm" svg:height="0.086cm" svg:x="0.063cm" svg:y="0.469cm" svg:viewBox="0 0 637 87" draw:points="637,87 0,87 0,0 637,0">
            <text:p/>
          </draw:polygon>
          <draw:polygon draw:style-name="gr2" draw:layer="layout" svg:width="0.644cm" svg:height="0.018cm" svg:x="0.054cm" svg:y="0.546cm" svg:viewBox="0 0 645 19" draw:points="0,9 8,19 645,19 645,0 8,0 0,9 0,19 8,19">
            <text:p/>
          </draw:polygon>
          <draw:polygon draw:style-name="gr2" draw:layer="layout" svg:width="0.018cm" svg:height="0.095cm" svg:x="0.054cm" svg:y="0.461cm" svg:viewBox="0 0 19 96" draw:points="9,0 0,8 0,96 19,96 19,8 9,0 0,0 0,8">
            <text:p/>
          </draw:polygon>
          <draw:polygon draw:style-name="gr2" draw:layer="layout" svg:width="0.644cm" svg:height="0.018cm" svg:x="0.063cm" svg:y="0.461cm" svg:viewBox="0 0 645 19" draw:points="645,9 636,0 0,0 0,19 636,19 645,9 645,0 636,0">
            <text:p/>
          </draw:polygon>
          <draw:polygon draw:style-name="gr2" draw:layer="layout" svg:width="0.018cm" svg:height="0.095cm" svg:x="0.69cm" svg:y="0.469cm" svg:viewBox="0 0 19 96" draw:points="9,96 19,86 19,0 0,0 0,86 9,96 19,96 19,86">
            <text:p/>
          </draw:polygon>
          <draw:polygon draw:style-name="gr2" draw:layer="layout" svg:width="0.402cm" svg:height="0.018cm" svg:x="0.173cm" svg:y="0.907cm" svg:viewBox="0 0 403 19" draw:points="403,18 402,0 0,0 0,19 402,19 403,18 402,19 402,19">
            <text:p/>
          </draw:polygon>
          <draw:polygon draw:style-name="gr2" draw:layer="layout" svg:width="0.105cm" svg:height="0.028cm" svg:x="0.573cm" svg:y="0.897cm" svg:viewBox="0 0 106 29" draw:points="106,16 99,0 0,10 2,29 101,18 106,16 101,18 104,17">
            <text:p/>
          </draw:polygon>
          <draw:polygon draw:style-name="gr2" draw:layer="layout" svg:width="0.066cm" svg:height="0.056cm" svg:x="0.666cm" svg:y="0.856cm" svg:viewBox="0 0 67 57" draw:points="55,0 0,42 11,57 67,14">
            <text:p/>
          </draw:polygon>
          <draw:polygon draw:style-name="gr2" draw:layer="layout" svg:width="0.402cm" svg:height="0.018cm" svg:x="0.173cm" svg:y="0.981cm" svg:viewBox="0 0 403 19" draw:points="403,18 402,0 0,0 0,19 402,19 403,18 402,19 402,19">
            <text:p/>
          </draw:polygon>
          <draw:polygon draw:style-name="gr2" draw:layer="layout" svg:width="0.105cm" svg:height="0.028cm" svg:x="0.573cm" svg:y="0.971cm" svg:viewBox="0 0 106 29" draw:points="106,16 99,0 0,10 2,29 101,18 106,16 101,18 104,17">
            <text:p/>
          </draw:polygon>
          <draw:polygon draw:style-name="gr2" draw:layer="layout" svg:width="0.066cm" svg:height="0.056cm" svg:x="0.666cm" svg:y="0.931cm" svg:viewBox="0 0 67 57" draw:points="55,0 0,42 11,57 67,14">
            <text:p/>
          </draw:polygon>
          <draw:polygon draw:style-name="gr2" draw:layer="layout" svg:width="0.066cm" svg:height="0.058cm" svg:x="0.015cm" svg:y="0.856cm" svg:viewBox="0 0 67 59" draw:points="60,59 67,42 11,0 0,14 56,57 60,59 56,57 57,58">
            <text:p/>
          </draw:polygon>
          <draw:polygon draw:style-name="gr2" draw:layer="layout" svg:width="0.1cm" svg:height="0.028cm" svg:x="0.074cm" svg:y="0.897cm" svg:viewBox="0 0 101 29" draw:points="101,10 2,0 0,18 99,29">
            <text:p/>
          </draw:polygon>
          <draw:polygon draw:style-name="gr2" draw:layer="layout" svg:width="0.066cm" svg:height="0.058cm" svg:x="0.015cm" svg:y="1.086cm" svg:viewBox="0 0 67 59" draw:points="60,59 67,42 11,0 0,14 55,57 60,59 55,57 57,58">
            <text:p/>
          </draw:polygon>
          <draw:polygon draw:style-name="gr2" draw:layer="layout" svg:width="0.1cm" svg:height="0.028cm" svg:x="0.075cm" svg:y="1.126cm" svg:viewBox="0 0 101 29" draw:points="101,10 2,0 0,18 98,29">
            <text:p/>
          </draw:polygon>
          <draw:polygon draw:style-name="gr2" draw:layer="layout" svg:width="0.402cm" svg:height="0.018cm" svg:x="0.173cm" svg:y="1.061cm" svg:viewBox="0 0 403 19" draw:points="403,19 402,0 0,0 0,19 402,19 403,19 402,19 402,19">
            <text:p/>
          </draw:polygon>
          <draw:polygon draw:style-name="gr2" draw:layer="layout" svg:width="0.105cm" svg:height="0.028cm" svg:x="0.573cm" svg:y="1.051cm" svg:viewBox="0 0 106 29" draw:points="106,16 99,0 0,10 2,29 101,18 106,16 101,18 104,17">
            <text:p/>
          </draw:polygon>
          <draw:polygon draw:style-name="gr2" draw:layer="layout" svg:width="0.066cm" svg:height="0.056cm" svg:x="0.666cm" svg:y="1.011cm" svg:viewBox="0 0 67 57" draw:points="55,0 0,42 11,57 67,14">
            <text:p/>
          </draw:polygon>
          <draw:polygon draw:style-name="gr2" draw:layer="layout" svg:width="0.402cm" svg:height="0.018cm" svg:x="0.173cm" svg:y="1.136cm" svg:viewBox="0 0 403 19" draw:points="403,18 402,0 0,0 0,19 402,19 403,18 402,19 402,19">
            <text:p/>
          </draw:polygon>
          <draw:polygon draw:style-name="gr2" draw:layer="layout" svg:width="0.105cm" svg:height="0.028cm" svg:x="0.573cm" svg:y="1.126cm" svg:viewBox="0 0 106 29" draw:points="106,16 99,0 0,10 2,29 101,18 106,16 101,18 104,18">
            <text:p/>
          </draw:polygon>
          <draw:polygon draw:style-name="gr2" draw:layer="layout" svg:width="0.066cm" svg:height="0.056cm" svg:x="0.666cm" svg:y="1.085cm" svg:viewBox="0 0 67 57" draw:points="55,0 0,42 11,57 67,14">
            <text:p/>
          </draw:polygon>
          <draw:polygon draw:style-name="gr2" draw:layer="layout" svg:width="0.066cm" svg:height="0.058cm" svg:x="0.015cm" svg:y="1.011cm" svg:viewBox="0 0 67 59" draw:points="60,59 67,42 11,0 0,14 56,57 60,59 56,57 57,58">
            <text:p/>
          </draw:polygon>
          <draw:polygon draw:style-name="gr2" draw:layer="layout" svg:width="0.1cm" svg:height="0.028cm" svg:x="0.074cm" svg:y="1.051cm" svg:viewBox="0 0 101 29" draw:points="101,10 2,0 0,18 99,29">
            <text:p/>
          </draw:polygon>
          <draw:polygon draw:style-name="gr2" draw:layer="layout" svg:width="0.066cm" svg:height="0.058cm" svg:x="0.015cm" svg:y="1.24cm" svg:viewBox="0 0 67 59" draw:points="60,59 67,42 11,0 0,14 55,57 60,59 55,57 57,58">
            <text:p/>
          </draw:polygon>
          <draw:polygon draw:style-name="gr2" draw:layer="layout" svg:width="0.1cm" svg:height="0.028cm" svg:x="0.075cm" svg:y="1.28cm" svg:viewBox="0 0 101 29" draw:points="101,10 2,0 0,18 98,29">
            <text:p/>
          </draw:polygon>
          <draw:polygon draw:style-name="gr2" draw:layer="layout" svg:width="0.402cm" svg:height="0.018cm" svg:x="0.173cm" svg:y="1.216cm" svg:viewBox="0 0 403 19" draw:points="403,18 402,0 0,0 0,19 402,19 403,18 402,19 402,19">
            <text:p/>
          </draw:polygon>
          <draw:polygon draw:style-name="gr2" draw:layer="layout" svg:width="0.105cm" svg:height="0.028cm" svg:x="0.573cm" svg:y="1.206cm" svg:viewBox="0 0 106 29" draw:points="106,16 99,0 0,10 2,29 101,18 106,16 101,18 104,17">
            <text:p/>
          </draw:polygon>
          <draw:polygon draw:style-name="gr2" draw:layer="layout" svg:width="0.066cm" svg:height="0.056cm" svg:x="0.666cm" svg:y="1.165cm" svg:viewBox="0 0 67 57" draw:points="55,0 0,42 11,57 67,14">
            <text:p/>
          </draw:polygon>
          <draw:polygon draw:style-name="gr2" draw:layer="layout" svg:width="0.402cm" svg:height="0.018cm" svg:x="0.173cm" svg:y="1.29cm" svg:viewBox="0 0 403 19" draw:points="403,19 402,0 0,0 0,19 402,19 403,19 402,19 402,19">
            <text:p/>
          </draw:polygon>
          <draw:polygon draw:style-name="gr2" draw:layer="layout" svg:width="0.105cm" svg:height="0.028cm" svg:x="0.573cm" svg:y="1.28cm" svg:viewBox="0 0 106 29" draw:points="106,16 99,0 0,10 2,29 101,18 106,16 101,18 104,17">
            <text:p/>
          </draw:polygon>
          <draw:polygon draw:style-name="gr2" draw:layer="layout" svg:width="0.066cm" svg:height="0.056cm" svg:x="0.666cm" svg:y="1.24cm" svg:viewBox="0 0 67 57" draw:points="55,0 0,42 11,57 67,14">
            <text:p/>
          </draw:polygon>
          <draw:polygon draw:style-name="gr2" draw:layer="layout" svg:width="0.066cm" svg:height="0.058cm" svg:x="0.015cm" svg:y="1.165cm" svg:viewBox="0 0 67 59" draw:points="60,59 67,42 11,0 0,14 56,57 60,59 56,57 57,58">
            <text:p/>
          </draw:polygon>
          <draw:polygon draw:style-name="gr2" draw:layer="layout" svg:width="0.1cm" svg:height="0.028cm" svg:x="0.074cm" svg:y="1.206cm" svg:viewBox="0 0 101 29" draw:points="101,10 2,0 0,18 99,29">
            <text:p/>
          </draw:polygon>
          <draw:polygon draw:style-name="gr2" draw:layer="layout" svg:width="0.066cm" svg:height="0.058cm" svg:x="0.015cm" svg:y="1.395cm" svg:viewBox="0 0 67 59" draw:points="60,59 67,42 11,0 0,14 55,57 60,59 55,57 57,58">
            <text:p/>
          </draw:polygon>
          <draw:polygon draw:style-name="gr2" draw:layer="layout" svg:width="0.1cm" svg:height="0.028cm" svg:x="0.075cm" svg:y="1.435cm" svg:viewBox="0 0 101 29" draw:points="101,10 2,0 0,18 98,29">
            <text:p/>
          </draw:polygon>
          <draw:polygon draw:style-name="gr2" draw:layer="layout" svg:width="0.402cm" svg:height="0.018cm" svg:x="0.173cm" svg:y="1.371cm" svg:viewBox="0 0 403 19" draw:points="403,19 402,0 0,0 0,19 402,19 403,19 402,19 402,19">
            <text:p/>
          </draw:polygon>
          <draw:polygon draw:style-name="gr2" draw:layer="layout" svg:width="0.105cm" svg:height="0.028cm" svg:x="0.573cm" svg:y="1.36cm" svg:viewBox="0 0 106 29" draw:points="106,16 99,0 0,10 2,29 101,18 106,16 101,18 104,17">
            <text:p/>
          </draw:polygon>
          <draw:polygon draw:style-name="gr2" draw:layer="layout" svg:width="0.066cm" svg:height="0.056cm" svg:x="0.666cm" svg:y="1.32cm" svg:viewBox="0 0 67 57" draw:points="55,0 0,42 11,57 67,14">
            <text:p/>
          </draw:polygon>
          <draw:polygon draw:style-name="gr2" draw:layer="layout" svg:width="0.402cm" svg:height="0.018cm" svg:x="0.173cm" svg:y="1.445cm" svg:viewBox="0 0 403 19" draw:points="403,19 402,0 0,0 0,19 402,19 403,19 402,19 402,19">
            <text:p/>
          </draw:polygon>
          <draw:polygon draw:style-name="gr2" draw:layer="layout" svg:width="0.105cm" svg:height="0.028cm" svg:x="0.573cm" svg:y="1.434cm" svg:viewBox="0 0 106 29" draw:points="106,16 99,0 0,10 2,29 101,18 106,16 101,18 104,17">
            <text:p/>
          </draw:polygon>
          <draw:polygon draw:style-name="gr2" draw:layer="layout" svg:width="0.066cm" svg:height="0.056cm" svg:x="0.666cm" svg:y="1.394cm" svg:viewBox="0 0 67 57" draw:points="55,0 0,42 11,57 67,14">
            <text:p/>
          </draw:polygon>
          <draw:polygon draw:style-name="gr2" draw:layer="layout" svg:width="0.066cm" svg:height="0.058cm" svg:x="0.015cm" svg:y="1.32cm" svg:viewBox="0 0 67 59" draw:points="60,59 67,42 11,0 0,14 56,57 60,59 56,57 57,58">
            <text:p/>
          </draw:polygon>
          <draw:polygon draw:style-name="gr2" draw:layer="layout" svg:width="0.1cm" svg:height="0.028cm" svg:x="0.074cm" svg:y="1.36cm" svg:viewBox="0 0 101 29" draw:points="101,10 2,0 0,18 99,29">
            <text:p/>
          </draw:polygon>
          <draw:polygon draw:style-name="gr2" draw:layer="layout" svg:width="0.066cm" svg:height="0.058cm" svg:x="0.015cm" svg:y="1.549cm" svg:viewBox="0 0 67 59" draw:points="60,59 67,42 11,0 0,14 55,57 60,59 55,57 57,58">
            <text:p/>
          </draw:polygon>
          <draw:polygon draw:style-name="gr2" draw:layer="layout" svg:width="0.1cm" svg:height="0.028cm" svg:x="0.075cm" svg:y="1.589cm" svg:viewBox="0 0 101 29" draw:points="101,10 2,0 0,18 98,29">
            <text:p/>
          </draw:polygon>
          <draw:polygon draw:style-name="gr2" draw:layer="layout" svg:width="0.402cm" svg:height="0.018cm" svg:x="0.173cm" svg:y="1.525cm" svg:viewBox="0 0 403 19" draw:points="403,19 402,0 0,0 0,19 402,19 403,19 402,19 402,19">
            <text:p/>
          </draw:polygon>
          <draw:polygon draw:style-name="gr2" draw:layer="layout" svg:width="0.105cm" svg:height="0.028cm" svg:x="0.573cm" svg:y="1.515cm" svg:viewBox="0 0 106 29" draw:points="106,16 99,0 0,10 2,29 101,18 106,16 101,18 104,17">
            <text:p/>
          </draw:polygon>
          <draw:polygon draw:style-name="gr2" draw:layer="layout" svg:width="0.066cm" svg:height="0.056cm" svg:x="0.666cm" svg:y="1.474cm" svg:viewBox="0 0 67 57" draw:points="55,0 0,42 11,57 67,14">
            <text:p/>
          </draw:polygon>
          <draw:polygon draw:style-name="gr2" draw:layer="layout" svg:width="0.402cm" svg:height="0.018cm" svg:x="0.173cm" svg:y="1.599cm" svg:viewBox="0 0 403 19" draw:points="403,19 402,0 0,0 0,19 402,19 403,19 402,19 402,19">
            <text:p/>
          </draw:polygon>
          <draw:polygon draw:style-name="gr2" draw:layer="layout" svg:width="0.105cm" svg:height="0.028cm" svg:x="0.573cm" svg:y="1.589cm" svg:viewBox="0 0 106 29" draw:points="106,16 99,0 0,10 2,29 101,18 106,16 101,18 104,17">
            <text:p/>
          </draw:polygon>
          <draw:polygon draw:style-name="gr2" draw:layer="layout" svg:width="0.066cm" svg:height="0.056cm" svg:x="0.666cm" svg:y="1.549cm" svg:viewBox="0 0 67 57" draw:points="55,0 0,42 11,57 67,14">
            <text:p/>
          </draw:polygon>
          <draw:polygon draw:style-name="gr2" draw:layer="layout" svg:width="0.066cm" svg:height="0.058cm" svg:x="0.015cm" svg:y="1.474cm" svg:viewBox="0 0 67 59" draw:points="60,59 67,42 11,0 0,14 56,56 60,59 56,56 57,58">
            <text:p/>
          </draw:polygon>
          <draw:polygon draw:style-name="gr2" draw:layer="layout" svg:width="0.1cm" svg:height="0.028cm" svg:x="0.074cm" svg:y="1.515cm" svg:viewBox="0 0 101 29" draw:points="101,10 2,0 0,18 99,29">
            <text:p/>
          </draw:polygon>
          <draw:polygon draw:style-name="gr2" draw:layer="layout" svg:width="0.066cm" svg:height="0.058cm" svg:x="0.015cm" svg:y="1.704cm" svg:viewBox="0 0 67 59" draw:points="60,59 67,42 11,0 0,14 55,56 60,59 55,56 57,58">
            <text:p/>
          </draw:polygon>
          <draw:polygon draw:style-name="gr2" draw:layer="layout" svg:width="0.1cm" svg:height="0.028cm" svg:x="0.075cm" svg:y="1.744cm" svg:viewBox="0 0 101 29" draw:points="101,10 2,0 0,18 98,29">
            <text:p/>
          </draw:polygon>
          <draw:polygon draw:style-name="gr2" draw:layer="layout" svg:width="0.402cm" svg:height="0.018cm" svg:x="0.173cm" svg:y="1.68cm" svg:viewBox="0 0 403 19" draw:points="403,19 402,0 0,0 0,19 402,19 403,19 402,19 402,19">
            <text:p/>
          </draw:polygon>
          <draw:polygon draw:style-name="gr2" draw:layer="layout" svg:width="0.105cm" svg:height="0.028cm" svg:x="0.573cm" svg:y="1.669cm" svg:viewBox="0 0 106 29" draw:points="106,16 99,0 0,10 2,29 101,18 106,16 101,18 104,18">
            <text:p/>
          </draw:polygon>
          <draw:polygon draw:style-name="gr2" draw:layer="layout" svg:width="0.066cm" svg:height="0.056cm" svg:x="0.666cm" svg:y="1.629cm" svg:viewBox="0 0 67 57" draw:points="55,0 0,42 11,57 67,14">
            <text:p/>
          </draw:polygon>
          <draw:polygon draw:style-name="gr2" draw:layer="layout" svg:width="0.402cm" svg:height="0.018cm" svg:x="0.173cm" svg:y="1.754cm" svg:viewBox="0 0 403 19" draw:points="403,19 402,0 0,0 0,19 402,19 403,19 402,19 402,19">
            <text:p/>
          </draw:polygon>
          <draw:polygon draw:style-name="gr2" draw:layer="layout" svg:width="0.105cm" svg:height="0.028cm" svg:x="0.573cm" svg:y="1.744cm" svg:viewBox="0 0 106 29" draw:points="106,16 99,0 0,10 2,29 101,18 106,16 101,18 104,18">
            <text:p/>
          </draw:polygon>
          <draw:polygon draw:style-name="gr2" draw:layer="layout" svg:width="0.066cm" svg:height="0.056cm" svg:x="0.666cm" svg:y="1.703cm" svg:viewBox="0 0 67 57" draw:points="55,0 0,42 11,57 67,14">
            <text:p/>
          </draw:polygon>
          <draw:polygon draw:style-name="gr2" draw:layer="layout" svg:width="0.066cm" svg:height="0.058cm" svg:x="0.015cm" svg:y="1.629cm" svg:viewBox="0 0 67 59" draw:points="60,59 67,42 11,0 0,14 56,56 60,59 56,56 57,58">
            <text:p/>
          </draw:polygon>
          <draw:polygon draw:style-name="gr2" draw:layer="layout" svg:width="0.1cm" svg:height="0.028cm" svg:x="0.074cm" svg:y="1.669cm" svg:viewBox="0 0 101 29" draw:points="101,10 2,0 0,18 99,29">
            <text:p/>
          </draw:polygon>
          <draw:polygon draw:style-name="gr2" draw:layer="layout" svg:width="0.066cm" svg:height="0.058cm" svg:x="0.015cm" svg:y="1.858cm" svg:viewBox="0 0 67 59" draw:points="60,59 67,42 11,0 0,14 55,57 60,59 55,57 57,58">
            <text:p/>
          </draw:polygon>
          <draw:polygon draw:style-name="gr2" draw:layer="layout" svg:width="0.1cm" svg:height="0.028cm" svg:x="0.075cm" svg:y="1.898cm" svg:viewBox="0 0 101 29" draw:points="101,10 2,0 0,18 98,29">
            <text:p/>
          </draw:polygon>
          <draw:polygon draw:style-name="gr2" draw:layer="layout" svg:width="0.402cm" svg:height="0.018cm" svg:x="0.173cm" svg:y="1.834cm" svg:viewBox="0 0 403 19" draw:points="403,19 402,0 0,0 0,19 402,19 403,19 402,19 402,19">
            <text:p/>
          </draw:polygon>
          <draw:polygon draw:style-name="gr2" draw:layer="layout" svg:width="0.105cm" svg:height="0.028cm" svg:x="0.573cm" svg:y="1.824cm" svg:viewBox="0 0 106 29" draw:points="106,16 99,0 0,10 2,29 101,18 106,16 101,18 104,17">
            <text:p/>
          </draw:polygon>
          <draw:polygon draw:style-name="gr2" draw:layer="layout" svg:width="0.066cm" svg:height="0.056cm" svg:x="0.666cm" svg:y="1.783cm" svg:viewBox="0 0 67 57" draw:points="55,0 0,42 11,57 67,14">
            <text:p/>
          </draw:polygon>
          <draw:polygon draw:style-name="gr2" draw:layer="layout" svg:width="0.402cm" svg:height="0.018cm" svg:x="0.173cm" svg:y="1.909cm" svg:viewBox="0 0 403 19" draw:points="403,19 402,0 0,0 0,19 402,19 403,19 402,19 402,19">
            <text:p/>
          </draw:polygon>
          <draw:polygon draw:style-name="gr2" draw:layer="layout" svg:width="0.105cm" svg:height="0.028cm" svg:x="0.573cm" svg:y="1.898cm" svg:viewBox="0 0 106 29" draw:points="106,16 99,0 0,10 2,29 101,17 106,16 101,17 104,17">
            <text:p/>
          </draw:polygon>
          <draw:polygon draw:style-name="gr2" draw:layer="layout" svg:width="0.066cm" svg:height="0.056cm" svg:x="0.666cm" svg:y="1.858cm" svg:viewBox="0 0 67 57" draw:points="55,0 0,42 11,57 67,14">
            <text:p/>
          </draw:polygon>
          <draw:polygon draw:style-name="gr2" draw:layer="layout" svg:width="0.066cm" svg:height="0.058cm" svg:x="0.015cm" svg:y="1.783cm" svg:viewBox="0 0 67 59" draw:points="60,59 67,42 11,0 0,14 56,57 60,59 56,57 57,58">
            <text:p/>
          </draw:polygon>
          <draw:polygon draw:style-name="gr2" draw:layer="layout" svg:width="0.1cm" svg:height="0.028cm" svg:x="0.074cm" svg:y="1.824cm" svg:viewBox="0 0 101 29" draw:points="101,10 2,0 0,18 99,2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CM</dc:title>
    <meta:creation-date>2011-02-07T16:35:05</meta:creation-date>
    <meta:editing-duration>P0D</meta:editing-duration>
    <meta:editing-cycles>1</meta:editing-cycles>
    <meta:document-statistic meta:object-count="107"/>
    <meta:generator>OpenOffice.org/3.3$Linux OpenOffice.org_project/330m20$Build-9567</meta:generator>
  </office:meta>
</office:document-meta>
</file>